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67cm"/>
    </style:style>
    <style:style style:name="co4" style:family="table-column">
      <style:table-column-properties fo:break-before="auto" style:column-width="4.001cm"/>
    </style:style>
    <style:style style:name="co5" style:family="table-column">
      <style:table-column-properties fo:break-before="auto" style:column-width="4.36cm"/>
    </style:style>
    <style:style style:name="co6" style:family="table-column">
      <style:table-column-properties fo:break-before="auto" style:column-width="3.307cm"/>
    </style:style>
    <style:style style:name="co7" style:family="table-column">
      <style:table-column-properties fo:break-before="auto" style:column-width="42.406cm"/>
    </style:style>
    <style:style style:name="ro2" style:family="table-row">
      <style:table-row-properties style:row-height="0.453cm" fo:break-before="auto" style:use-optimal-row-height="true"/>
    </style:style>
    <style:style style:name="ro1"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Feuille2" table:style-name="ta1" table:print="false">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column table:style-name="co3" table:number-columns-repeated="1020" table:default-cell-style-name="Default"/>
        <table:table-row table:style-name="ro2">
          <table:table-cell table:style-name="ce1" office:value-type="string">
            <text:p>Lieu</text:p>
          </table:table-cell>
          <table:table-cell table:style-name="ce1" office:value-type="string">
            <text:p>Theme</text:p>
          </table:table-cell>
          <table:table-cell table:style-name="ce1" office:value-type="string">
            <text:p>Tiers</text:p>
          </table:table-cell>
          <table:table-cell table:style-name="ce1" office:value-type="string">
            <text:p>Situation</text:p>
          </table:table-cell>
          <table:table-cell table:style-name="ce1" table:number-columns-repeated="1020"/>
        </table:table-row>
        <table:table-row table:style-name="ro2" table:visibility="filter">
          <table:table-cell office:value-type="string">
            <text:p>Norbandre</text:p>
          </table:table-cell>
          <table:table-cell office:value-type="string">
            <text:p>Roi Sorcier</text:p>
          </table:table-cell>
          <table:table-cell office:value-type="float" office:value="2">
            <text:p>2</text:p>
          </table:table-cell>
          <table:table-cell office:value-type="string">
            <text:p>Le Roi Sorcier veut remplacer le culte des Protecteurs des Petites Gens par celui des Dragons et pour lui-même bien sûr.</text:p>
          </table:table-cell>
          <table:table-cell table:number-columns-repeated="1020"/>
        </table:table-row>
        <table:table-row table:style-name="ro2" table:visibility="filter">
          <table:table-cell office:value-type="string">
            <text:p>Norbandre</text:p>
          </table:table-cell>
          <table:table-cell office:value-type="string">
            <text:p>Vouivre</text:p>
          </table:table-cell>
          <table:table-cell office:value-type="float" office:value="2">
            <text:p>2</text:p>
          </table:table-cell>
          <table:table-cell office:value-type="string">
            <text:p>Les mercenaires de la Vouivre Enchaînée traquent les rebelles et anciens fidèles du Roi de Norbrand III.</text:p>
          </table:table-cell>
          <table:table-cell table:number-columns-repeated="1020"/>
        </table:table-row>
        <table:table-row table:style-name="ro2" table:visibility="filter">
          <table:table-cell office:value-type="string">
            <text:p>Norbandre</text:p>
          </table:table-cell>
          <table:table-cell office:value-type="string">
            <text:p>Draky</text:p>
          </table:table-cell>
          <table:table-cell office:value-type="float" office:value="2">
            <text:p>2</text:p>
          </table:table-cell>
          <table:table-cell office:value-type="string">
            <text:p>Dans un village oublié se trouve l'ancienne maison des parents de Mitsuha et Draky. L'endroit a d'abord connu des disparitions puis a été détruit lors des dernières captures par les Vouivres.</text:p>
          </table:table-cell>
          <table:table-cell table:number-columns-repeated="1020"/>
        </table:table-row>
        <table:table-row table:style-name="ro2" table:visibility="filter">
          <table:table-cell office:value-type="string">
            <text:p>Ilzagal</text:p>
          </table:table-cell>
          <table:table-cell office:value-type="string">
            <text:p>Roi Sorcier</text:p>
          </table:table-cell>
          <table:table-cell office:value-type="float" office:value="2">
            <text:p>2</text:p>
          </table:table-cell>
          <table:table-cell office:value-type="string">
            <text:p>Un jeune gnome sorcier s'imagine descendant de dragon. Il en a construit plein en bois avant de partir à l'aventure. Tout le monde se moque de lui. Il y a des souvenirs importants dans sa maison abandonnée il y a plus de 20 ans.</text:p>
          </table:table-cell>
          <table:table-cell table:number-columns-repeated="1020"/>
        </table:table-row>
        <table:table-row table:style-name="ro2" table:visibility="filter">
          <table:table-cell office:value-type="string">
            <text:p>Academie</text:p>
          </table:table-cell>
          <table:table-cell office:value-type="string">
            <text:p>Roi Sorcier</text:p>
          </table:table-cell>
          <table:table-cell office:value-type="float" office:value="2">
            <text:p>2</text:p>
          </table:table-cell>
          <table:table-cell office:value-type="string">
            <text:p>Il existe une tour où l'on peut faire des recherches généalogiques. C'est ici que le Roi Sorcier a découvert l'origine de son lineage,Golotan, à la mythique Faerchik l'endroit d'où ont été exilés les Gnomes suite à une grande trahison (Trahison du dragon Faellorn)</text:p>
          </table:table-cell>
          <table:table-cell table:number-columns-repeated="1020"/>
        </table:table-row>
        <table:table-row table:style-name="ro2" table:visibility="filter">
          <table:table-cell office:value-type="string">
            <text:p>Academie</text:p>
          </table:table-cell>
          <table:table-cell office:value-type="string">
            <text:p>Dragon</text:p>
          </table:table-cell>
          <table:table-cell office:value-type="float" office:value="3">
            <text:p>3</text:p>
          </table:table-cell>
          <table:table-cell office:value-type="string">
            <text:p>La bibliotheque personnelle du Grand Dragon Sage, Rahhamir, contient des informations sur le rituel de création des Drakeides par Annaphira et dont l'inversion est recherchée par le Roi Sorcier et Fresnek.</text:p>
          </table:table-cell>
          <table:table-cell table:number-columns-repeated="1020"/>
        </table:table-row>
        <table:table-row table:style-name="ro2" table:visibility="filter">
          <table:table-cell office:value-type="string">
            <text:p>Hedcarmikk / Hofkaffaeron</text:p>
          </table:table-cell>
          <table:table-cell office:value-type="string">
            <text:p>Faellorn</text:p>
          </table:table-cell>
          <table:table-cell office:value-type="float" office:value="5">
            <text:p>5</text:p>
          </table:table-cell>
          <table:table-cell office:value-type="string">
            <text:p>Le domaine que les gnomes nomment Faerchik est sous domination de Faellorn depuis des decenies. C'est ici qu'il mène ses operations pour rétablir la domination dragonique.</text:p>
          </table:table-cell>
          <table:table-cell table:number-columns-repeated="1020"/>
        </table:table-row>
        <table:table-row table:style-name="ro2" table:visibility="filter">
          <table:table-cell office:value-type="string">
            <text:p>Hedcarmikk / Hofkaffaeron</text:p>
          </table:table-cell>
          <table:table-cell office:value-type="string">
            <text:p>Faellorn</text:p>
          </table:table-cell>
          <table:table-cell office:value-type="float" office:value="5">
            <text:p>5</text:p>
          </table:table-cell>
          <table:table-cell office:value-type="string">
            <text:p>Une cachette rebelle contient des informations utiles contre Faellorn. Mise en place à Faerchik avant que les gnomes ne doivent fuir dans le monde, notamment à Ilzagal.</text:p>
          </table:table-cell>
          <table:table-cell table:number-columns-repeated="1020"/>
        </table:table-row>
        <table:table-row table:style-name="ro2" table:visibility="filter">
          <table:table-cell office:value-type="string">
            <text:p>Drakmaer</text:p>
          </table:table-cell>
          <table:table-cell office:value-type="string">
            <text:p>Drakeide</text:p>
          </table:table-cell>
          <table:table-cell office:value-type="float" office:value="3">
            <text:p>3</text:p>
          </table:table-cell>
          <table:table-cell office:value-type="string">
            <text:p>Les Porteurs de Civilisation traquent les Cultes du Dieu Dragon pour les faire disparaître. Pourtant, ceux-ci possèdent des rituels secrets concernant les Dragons.</text:p>
          </table:table-cell>
          <table:table-cell table:number-columns-repeated="1020"/>
        </table:table-row>
        <table:table-row table:style-name="ro2" table:visibility="filter">
          <table:table-cell office:value-type="string">
            <text:p>Drakmaer</text:p>
          </table:table-cell>
          <table:table-cell office:value-type="string">
            <text:p>Draky</text:p>
          </table:table-cell>
          <table:table-cell office:value-type="float" office:value="3">
            <text:p>3</text:p>
          </table:table-cell>
          <table:table-cell office:value-type="string">
            <text:p>Les Parents de Draky ont participés à la chute de l'Empire, et ont du fuir lors de la Grande Purge par les Griffes Rouges. Ils se sont réfugiés à Norbandre.</text:p>
          </table:table-cell>
          <table:table-cell table:number-columns-repeated="1020"/>
        </table:table-row>
        <table:table-row table:style-name="ro2" table:visibility="filter">
          <table:table-cell office:value-type="string">
            <text:p>Drakmaer</text:p>
          </table:table-cell>
          <table:table-cell office:value-type="string">
            <text:p>Griffes Rouges</text:p>
          </table:table-cell>
          <table:table-cell office:value-type="float" office:value="4">
            <text:p>4</text:p>
          </table:table-cell>
          <table:table-cell office:value-type="string">
            <text:p>Des Nobles Drakeides veulent retrouver leur influence, employant les Griffes Rouges pour éliminer leurs opposants.</text:p>
          </table:table-cell>
          <table:table-cell table:number-columns-repeated="1020"/>
        </table:table-row>
        <table:table-row table:style-name="ro2" table:visibility="filter">
          <table:table-cell office:value-type="string">
            <text:p>Drakmaer</text:p>
          </table:table-cell>
          <table:table-cell office:value-type="string">
            <text:p>Drakeide</text:p>
          </table:table-cell>
          <table:table-cell office:value-type="float" office:value="3">
            <text:p>3</text:p>
          </table:table-cell>
          <table:table-cell office:value-type="string">
            <text:p>L'Empire Drakeide tente de reprendre la cité grace à ses espions et agitateurs. Nombreuses factions s'opposent et s'allient contre lui.</text:p>
          </table:table-cell>
          <table:table-cell table:number-columns-repeated="1020"/>
        </table:table-row>
        <table:table-row table:style-name="ro2" table:visibility="filter">
          <table:table-cell office:value-type="string">
            <text:p>Domaine Savoir</text:p>
          </table:table-cell>
          <table:table-cell office:value-type="string">
            <text:p>Rahhamir</text:p>
          </table:table-cell>
          <table:table-cell office:value-type="float" office:value="5">
            <text:p>5</text:p>
          </table:table-cell>
          <table:table-cell office:value-type="string">
            <text:p>Un secret particulièrement important du temps des Nains est caché par le Grand Dragon du Savoir Rahhamir dans son Demi-Plan Draconique.</text:p>
          </table:table-cell>
          <table:table-cell table:number-columns-repeated="1020"/>
        </table:table-row>
        <table:table-row table:style-name="ro2" table:visibility="filter">
          <table:table-cell office:value-type="string">
            <text:p>BriseWyrm</text:p>
          </table:table-cell>
          <table:table-cell office:value-type="string">
            <text:p>Faellorn</text:p>
          </table:table-cell>
          <table:table-cell office:value-type="float" office:value="4">
            <text:p>4</text:p>
          </table:table-cell>
          <table:table-cell office:value-type="string">
            <text:p>Dans un ancien domaine Nain perdu se trouve l'endroit où Rahhamir a utilisé le Rituel de création des Drakeides. C'est là que Fresnek compte reconstruire Annaphira puis les autres Dragons.</text:p>
          </table:table-cell>
          <table:table-cell table:number-columns-repeated="1020"/>
        </table:table-row>
        <table:table-row table:style-name="ro2" table:visibility="filter">
          <table:table-cell office:value-type="string">
            <text:p>Drakmaer</text:p>
          </table:table-cell>
          <table:table-cell office:value-type="string">
            <text:p>Faellorn</text:p>
          </table:table-cell>
          <table:table-cell office:value-type="float" office:value="4">
            <text:p>4</text:p>
          </table:table-cell>
          <table:table-cell office:value-type="string">
            <text:p>Dans un lieu reculé, Fresnek poursuit ses recherches pour le rituel final de création des dragons en tuant les Drakeides.</text:p>
          </table:table-cell>
          <table:table-cell table:number-columns-repeated="1020"/>
        </table:table-row>
        <table:table-row table:style-name="ro2" table:visibility="filter">
          <table:table-cell office:value-type="string">
            <text:p>Forteresse Vouivre</text:p>
          </table:table-cell>
          <table:table-cell office:value-type="string">
            <text:p>Vouivre</text:p>
          </table:table-cell>
          <table:table-cell office:value-type="float" office:value="2">
            <text:p>2</text:p>
          </table:table-cell>
          <table:table-cell office:value-type="string">
            <text:p>Dans la base d'opération des mercenaires, les Vouivres agissent pour le compte de l'ancien Empire et du Roi Sorcier. Notamment ici est gardé en otage Norbrandre III.</text:p>
          </table:table-cell>
          <table:table-cell table:number-columns-repeated="1020"/>
        </table:table-row>
        <table:table-row table:style-name="ro2" table:visibility="filter">
          <table:table-cell office:value-type="string">
            <text:p>Drakmaer</text:p>
          </table:table-cell>
          <table:table-cell office:value-type="string">
            <text:p>Griffes Rouges</text:p>
          </table:table-cell>
          <table:table-cell office:value-type="float" office:value="4">
            <text:p>4</text:p>
          </table:table-cell>
          <table:table-cell office:value-type="string">
            <text:p>Il existe un ancien temple du Dieu dragon où les Griffes Rouges organisent leurs complots et leur traque de leurs opposants.</text:p>
          </table:table-cell>
          <table:table-cell table:number-columns-repeated="1020"/>
        </table:table-row>
        <table:table-row table:style-name="ro2" table:visibility="filter">
          <table:table-cell office:value-type="string">
            <text:p>Anipheran</text:p>
          </table:table-cell>
          <table:table-cell office:value-type="string">
            <text:p>Drakeide</text:p>
          </table:table-cell>
          <table:table-cell office:value-type="float" office:value="2">
            <text:p>2</text:p>
          </table:table-cell>
          <table:table-cell office:value-type="string">
            <text:p>Dans un lieu éloigné de l'Empire, les Drakeides dissidents se sont enfuis et se sont reconstruits comme ils pouvaient. Les Vouivres le cherchent pour le rituel du Roi Sorcier et Fresnek.</text:p>
          </table:table-cell>
          <table:table-cell table:number-columns-repeated="1020"/>
        </table:table-row>
        <table:table-row table:style-name="ro2">
          <table:table-cell office:value-type="string">
            <text:p>Marais</text:p>
          </table:table-cell>
          <table:table-cell office:value-type="string">
            <text:p>Roi Sorcier</text:p>
          </table:table-cell>
          <table:table-cell office:value-type="float" office:value="2">
            <text:p>2</text:p>
          </table:table-cell>
          <table:table-cell office:value-type="string">
            <text:p>Dans les Marais de Norbandre, le Dragon Ourostag surveille les interets de son père Faellorn en s'assurant le culte d'hommes-lezards de Xithack.</text:p>
          </table:table-cell>
          <table:table-cell table:number-columns-repeated="1020"/>
        </table:table-row>
        <table:table-row table:style-name="ro2">
          <table:table-cell office:value-type="string">
            <text:p>Marais</text:p>
          </table:table-cell>
          <table:table-cell office:value-type="string">
            <text:p>Roi Sorcier</text:p>
          </table:table-cell>
          <table:table-cell office:value-type="float" office:value="2">
            <text:p>2</text:p>
          </table:table-cell>
          <table:table-cell office:value-type="string">
            <text:p>Un fantome ère dans les marécages, tué par Ourostag. C'est l'Enqueteur venu d'Anipheran pour comprendre l'origine des enlèvements.</text:p>
          </table:table-cell>
          <table:table-cell table:number-columns-repeated="1020"/>
        </table:table-row>
        <table:table-row table:style-name="ro2">
          <table:table-cell office:value-type="string">
            <text:p>Marais</text:p>
          </table:table-cell>
          <table:table-cell office:value-type="string">
            <text:p>Roi Sorcier</text:p>
          </table:table-cell>
          <table:table-cell office:value-type="float" office:value="2">
            <text:p>2</text:p>
          </table:table-cell>
          <table:table-cell office:value-type="string">
            <text:p>Les Shamans de la Tribu de Xithack ont fuit le règne de Ourostag pour se mettre au service d'une Creature Dieu Mineure enfermée par les Elfes Corneilles.</text:p>
          </table:table-cell>
          <table:table-cell table:number-columns-repeated="1020"/>
        </table:table-row>
        <table:table-row table:style-name="ro2">
          <table:table-cell office:value-type="string">
            <text:p>Marais</text:p>
          </table:table-cell>
          <table:table-cell office:value-type="string">
            <text:p>Oeil Abysse</text:p>
          </table:table-cell>
          <table:table-cell office:value-type="float" office:value="2">
            <text:p>2</text:p>
          </table:table-cell>
          <table:table-cell office:value-type="string">
            <text:p>La Creature des Marais s'opposant à la Progeniture Ourostag est un Vassal de l'Oeil des Abysses. Mauvaise surprise pour ceux qui les voient comme des alliés.</text:p>
          </table:table-cell>
          <table:table-cell table:number-columns-repeated="1020"/>
        </table:table-row>
        <table:table-row table:style-name="ro2">
          <table:table-cell office:value-type="string">
            <text:p>Marais</text:p>
          </table:table-cell>
          <table:table-cell office:value-type="string">
            <text:p>Faellorn</text:p>
          </table:table-cell>
          <table:table-cell office:value-type="float" office:value="2">
            <text:p>2</text:p>
          </table:table-cell>
          <table:table-cell office:value-type="string">
            <text:p>Les tribus Homme Lezard viennent en pelerinage vers Ourostag pour servir la Progéniture et son père Faellorn pour les combats à venir. Ils sont attirés par une pierre magique ancienne avec un pouvoir de charme imposant.</text:p>
          </table:table-cell>
          <table:table-cell table:number-columns-repeated="1020"/>
        </table:table-row>
        <table:table-row table:style-name="ro2" table:visibility="filter">
          <table:table-cell office:value-type="string">
            <text:p>Aujir Tural</text:p>
          </table:table-cell>
          <table:table-cell office:value-type="string">
            <text:p>Prince marchand</text:p>
          </table:table-cell>
          <table:table-cell office:value-type="float" office:value="3">
            <text:p>3</text:p>
          </table:table-cell>
          <table:table-cell office:value-type="string">
            <text:p>Dans ces mines se trouvent un objet important cherché par un Prince marchand. C'est d'ici que Saark vient et a trouvé sa vocation de druide grace aux Elfes Corneilles qui s'opposent à l'exploitation du Prince.</text:p>
          </table:table-cell>
          <table:table-cell table:number-columns-repeated="1020"/>
        </table:table-row>
        <table:table-row table:style-name="ro2" table:visibility="filter">
          <table:table-cell office:value-type="string">
            <text:p>Grand Temple Dragon</text:p>
          </table:table-cell>
          <table:table-cell office:value-type="string">
            <text:p>Dragon</text:p>
          </table:table-cell>
          <table:table-cell office:value-type="float" office:value="5">
            <text:p>5</text:p>
          </table:table-cell>
          <table:table-cell office:value-type="string">
            <text:p>Pour accéder au Plan Elementaire, il faut ouvrir un portail. L'un d'entre eux est possible au Temple Dragon, par où viennent les agents du Dieu Dragon.</text:p>
          </table:table-cell>
          <table:table-cell table:number-columns-repeated="1020"/>
        </table:table-row>
        <table:table-row table:style-name="ro2" table:visibility="filter">
          <table:table-cell office:value-type="string">
            <text:p>Monastère Ombre</text:p>
          </table:table-cell>
          <table:table-cell office:value-type="string">
            <text:p>Fureur Sanglante</text:p>
          </table:table-cell>
          <table:table-cell office:value-type="float" office:value="3">
            <text:p>3</text:p>
          </table:table-cell>
          <table:table-cell office:value-type="string">
            <text:p>Pour accéder au Plan des Ombres, une Faille peut être ouverte au Monastère des Ombres.</text:p>
          </table:table-cell>
          <table:table-cell table:number-columns-repeated="1020"/>
        </table:table-row>
        <table:table-row table:style-name="ro2" table:visibility="filter">
          <table:table-cell office:value-type="string">
            <text:p>Ile des Guerisseurs</text:p>
          </table:table-cell>
          <table:table-cell office:value-type="string">
            <text:p>Divin</text:p>
          </table:table-cell>
          <table:table-cell office:value-type="float" office:value="2">
            <text:p>2</text:p>
          </table:table-cell>
          <table:table-cell office:value-type="string">
            <text:p>Un allié doit se faire soigner d'un mal profond, et les guerisseurs de Sulimo peuvent le faire.</text:p>
          </table:table-cell>
          <table:table-cell table:number-columns-repeated="1020"/>
        </table:table-row>
        <table:table-row table:style-name="ro2" table:visibility="filter">
          <table:table-cell office:value-type="string">
            <text:p>Ile des Guerisseurs</text:p>
          </table:table-cell>
          <table:table-cell office:value-type="string">
            <text:p>Dragon</text:p>
          </table:table-cell>
          <table:table-cell office:value-type="float" office:value="2">
            <text:p>2</text:p>
          </table:table-cell>
          <table:table-cell office:value-type="string">
            <text:p>Un allié doit se faire soigner d'une brûlure draconique, que les Guerisseurs peuvent guerrir comme ils l'ont fait pour le Moine Tieffelin contre Faellorn par le passé.</text:p>
          </table:table-cell>
          <table:table-cell table:number-columns-repeated="1020"/>
        </table:table-row>
        <table:table-row table:style-name="ro2" table:visibility="filter">
          <table:table-cell office:value-type="string">
            <text:p>Ilzagal</text:p>
          </table:table-cell>
          <table:table-cell office:value-type="string">
            <text:p>Fureur Sanglante</text:p>
          </table:table-cell>
          <table:table-cell office:value-type="float" office:value="2">
            <text:p>2</text:p>
          </table:table-cell>
          <table:table-cell office:value-type="string">
            <text:p>C'est ici que Sindri Garrick a eu sa vision du fondateur Moine Gnome utilisé pour liberer les Gnomes contre Faellorn.</text:p>
          </table:table-cell>
          <table:table-cell table:number-columns-repeated="1020"/>
        </table:table-row>
        <table:table-row table:style-name="ro2" table:visibility="filter">
          <table:table-cell office:value-type="string">
            <text:p>Iles des Flots Battants</text:p>
          </table:table-cell>
          <table:table-cell office:value-type="string">
            <text:p>Prisonnier de l'Oeil</text:p>
          </table:table-cell>
          <table:table-cell office:value-type="float" office:value="3">
            <text:p>3</text:p>
          </table:table-cell>
          <table:table-cell office:value-type="string">
            <text:p>Une grande île brisant les flots venu de l'ouest. On y trouve des repères de pirates des Chasseurs d'Ecume.</text:p>
          </table:table-cell>
          <table:table-cell table:number-columns-repeated="1020"/>
        </table:table-row>
        <table:table-row table:style-name="ro2" table:visibility="filter">
          <table:table-cell office:value-type="string">
            <text:p>Sombrume</text:p>
          </table:table-cell>
          <table:table-cell office:value-type="string">
            <text:p>Banni</text:p>
          </table:table-cell>
          <table:table-cell office:value-type="float" office:value="3">
            <text:p>3</text:p>
          </table:table-cell>
          <table:table-cell office:value-type="string">
            <text:p>Pour penetrer les Ombres ou le plan Astral, cette cité qui se téléporte sans cesse est l'endroit ideal. Encore faut-il gagner la confiance des tieffelins qui l'habitent.</text:p>
          </table:table-cell>
          <table:table-cell table:number-columns-repeated="1020"/>
        </table:table-row>
        <table:table-row table:style-name="ro2" table:visibility="filter">
          <table:table-cell office:value-type="string">
            <text:p>Sombrume</text:p>
          </table:table-cell>
          <table:table-cell office:value-type="string">
            <text:p>Banni</text:p>
          </table:table-cell>
          <table:table-cell office:value-type="float" office:value="3">
            <text:p>3</text:p>
          </table:table-cell>
          <table:table-cell office:value-type="string">
            <text:p>L'accès à l'Archipel Oublié nécessite d'ouvrir un passage dans les Ombres.</text:p>
          </table:table-cell>
          <table:table-cell table:number-columns-repeated="1020"/>
        </table:table-row>
        <table:table-row table:style-name="ro2" table:visibility="filter">
          <table:table-cell office:value-type="string">
            <text:p>Cascades Elfiques</text:p>
          </table:table-cell>
          <table:table-cell office:value-type="string">
            <text:p>Prisonnier de l'Oeil</text:p>
          </table:table-cell>
          <table:table-cell office:value-type="float" office:value="3">
            <text:p>3</text:p>
          </table:table-cell>
          <table:table-cell office:value-type="string">
            <text:p>Ici se trouvre l'origine du Disque Flottant, l'endroit où les fidèles elfes du Prisonnier est présent. Une arme contre un agent de l'Oeil peut y être créée ici.</text:p>
          </table:table-cell>
          <table:table-cell table:number-columns-repeated="1020"/>
        </table:table-row>
        <table:table-row table:style-name="ro2" table:visibility="filter">
          <table:table-cell office:value-type="string">
            <text:p>Le Trou dans le Mur</text:p>
          </table:table-cell>
          <table:table-cell office:value-type="string">
            <text:p>Banni</text:p>
          </table:table-cell>
          <table:table-cell office:value-type="float" office:value="3">
            <text:p>3</text:p>
          </table:table-cell>
          <table:table-cell office:value-type="string">
            <text:p>Ici il est possible de voir la prison du Banni et entrer en communication avec lui pour accéder au Plan des Ombres.</text:p>
          </table:table-cell>
          <table:table-cell table:number-columns-repeated="1020"/>
        </table:table-row>
        <table:table-row table:style-name="ro2" table:visibility="filter">
          <table:table-cell office:value-type="string">
            <text:p>Temple Flottant</text:p>
          </table:table-cell>
          <table:table-cell office:value-type="string">
            <text:p>Pallagorn</text:p>
          </table:table-cell>
          <table:table-cell office:value-type="float" office:value="3">
            <text:p>3</text:p>
          </table:table-cell>
          <table:table-cell office:value-type="string">
            <text:p>Si négociations il y a avec Pallagorn, les conclusions et les actes de respect ou d'obeissance se feront en son temple protégé par ses Chevaucheurs d'Ecumes.</text:p>
          </table:table-cell>
          <table:table-cell table:number-columns-repeated="1020"/>
        </table:table-row>
        <table:table-row table:style-name="ro2" table:visibility="filter">
          <table:table-cell office:value-type="string">
            <text:p>Iles des Flots Battants</text:p>
          </table:table-cell>
          <table:table-cell office:value-type="string">
            <text:p>Annafira</text:p>
          </table:table-cell>
          <table:table-cell office:value-type="float" office:value="4">
            <text:p>4</text:p>
          </table:table-cell>
          <table:table-cell office:value-type="string">
            <text:p>C'est aux Ruines Fracas de l'Eau que l'on peut retrouver les morts et fantomes des premiers fidèles de Pallagorn massacrés par Annafera. Peut-être y a-t-il un souvenir douloureux du Dieu à récuperer ou bien est-ce un simple test du dieu pour obtenir ses faveurs ?</text:p>
          </table:table-cell>
          <table:table-cell table:number-columns-repeated="1020"/>
        </table:table-row>
        <table:table-row table:style-name="ro2" table:visibility="filter">
          <table:table-cell office:value-type="string">
            <text:p>Archipel Dévasté</text:p>
          </table:table-cell>
          <table:table-cell office:value-type="string">
            <text:p>Fureur Sanglante</text:p>
          </table:table-cell>
          <table:table-cell office:value-type="float" office:value="4">
            <text:p>4</text:p>
          </table:table-cell>
          <table:table-cell office:value-type="string">
            <text:p>C'est ici que la grande guerre contre l'Oeil s'est faites. Ici que la Fureur Sanglante a été tuée. Ici qu'elle pourra renaitre.</text:p>
          </table:table-cell>
          <table:table-cell table:number-columns-repeated="1020"/>
        </table:table-row>
        <table:table-row table:style-name="ro2" table:visibility="filter">
          <table:table-cell office:value-type="string">
            <text:p>Portail des Deux Mondes</text:p>
          </table:table-cell>
          <table:table-cell office:value-type="string">
            <text:p>Oeil Abysse</text:p>
          </table:table-cell>
          <table:table-cell office:value-type="float" office:value="4">
            <text:p>4</text:p>
          </table:table-cell>
          <table:table-cell office:value-type="string">
            <text:p>Ici se trouve le veritable passage vers le monde de l'Oeil. Ce passage existe dans l'Archipel Devasté.</text:p>
          </table:table-cell>
          <table:table-cell table:number-columns-repeated="1020"/>
        </table:table-row>
        <table:table-row table:style-name="ro2" table:visibility="filter">
          <table:table-cell office:value-type="string">
            <text:p>Grande Forge Feu</text:p>
          </table:table-cell>
          <table:table-cell office:value-type="string">
            <text:p>Oeil Abysse</text:p>
          </table:table-cell>
          <table:table-cell office:value-type="float" office:value="4">
            <text:p>4</text:p>
          </table:table-cell>
          <table:table-cell office:value-type="string">
            <text:p>Dans cette forge au milieu des eaux, la Fureur Sanglante a fait créer par un Geant Feu ancien son arme legendaire. Le Geant est toujours là avec ses disciples. L'Oeil va sa disparition.</text:p>
          </table:table-cell>
          <table:table-cell table:number-columns-repeated="1020"/>
        </table:table-row>
        <table:table-row table:style-name="ro2" table:visibility="filter">
          <table:table-cell office:value-type="string">
            <text:p>Prison de l'Entité</text:p>
          </table:table-cell>
          <table:table-cell office:value-type="string">
            <text:p>Prisonnier de l'Oeil</text:p>
          </table:table-cell>
          <table:table-cell office:value-type="float" office:value="5">
            <text:p>5</text:p>
          </table:table-cell>
          <table:table-cell office:value-type="string">
            <text:p>Dans le Demi Plan de l'Oeil, il faut liberer l'Entité de l'Eau pour cesser d'alimenter la puissance de l'Oeil. </text:p>
          </table:table-cell>
          <table:table-cell table:number-columns-repeated="1020"/>
        </table:table-row>
        <table:table-row table:style-name="ro2" table:visibility="filter">
          <table:table-cell office:value-type="string">
            <text:p>Prison de l'Entité</text:p>
          </table:table-cell>
          <table:table-cell office:value-type="string">
            <text:p>Prisonnier de l'Oeil</text:p>
          </table:table-cell>
          <table:table-cell office:value-type="float" office:value="5">
            <text:p>5</text:p>
          </table:table-cell>
          <table:table-cell office:value-type="string">
            <text:p>Pallagorn tente de s'approprier la prison ou au moins le prisonnier pour son propre objectif.</text:p>
          </table:table-cell>
          <table:table-cell table:number-columns-repeated="1020"/>
        </table:table-row>
        <table:table-row table:style-name="ro2" table:visibility="filter">
          <table:table-cell office:value-type="string">
            <text:p>Prison de l'Entité</text:p>
          </table:table-cell>
          <table:table-cell office:value-type="string">
            <text:p>Prisonnier de l'Oeil</text:p>
          </table:table-cell>
          <table:table-cell office:value-type="float" office:value="5">
            <text:p>5</text:p>
          </table:table-cell>
          <table:table-cell office:value-type="string">
            <text:p>Le Dieu Dragon tente de lier l'un de siens à l'element de l'Entité et s'approprier le contrôle de son pouvoir pour les temps à venir.</text:p>
          </table:table-cell>
          <table:table-cell table:number-columns-repeated="1020"/>
        </table:table-row>
        <table:table-row table:style-name="ro2" table:visibility="filter">
          <table:table-cell office:value-type="string">
            <text:p>Prison de l'Entité</text:p>
          </table:table-cell>
          <table:table-cell office:value-type="string">
            <text:p>Prisonnier de l'Oeil</text:p>
          </table:table-cell>
          <table:table-cell office:value-type="float" office:value="5">
            <text:p>5</text:p>
          </table:table-cell>
          <table:table-cell office:value-type="string">
            <text:p>Le Banni parvient à faire liberer le Prisonnier, qui part en guerre contre Dieux et Dragons pour liberer son allié.</text:p>
          </table:table-cell>
          <table:table-cell table:number-columns-repeated="1020"/>
        </table:table-row>
        <table:table-row table:style-name="ro2" table:visibility="filter">
          <table:table-cell office:value-type="string">
            <text:p>Demi-Plan de l'Oeil</text:p>
          </table:table-cell>
          <table:table-cell office:value-type="string">
            <text:p>Oeil Abysse</text:p>
          </table:table-cell>
          <table:table-cell office:value-type="float" office:value="5">
            <text:p>5</text:p>
          </table:table-cell>
          <table:table-cell office:value-type="string">
            <text:p>C'est dans ce domaine que l'Oeil complote et peut être tué.</text:p>
          </table:table-cell>
          <table:table-cell table:number-columns-repeated="1020"/>
        </table:table-row>
        <table:table-row table:style-name="ro2" table:visibility="filter">
          <table:table-cell office:value-type="string">
            <text:p>Ilzagal</text:p>
          </table:table-cell>
          <table:table-cell office:value-type="string">
            <text:p>Criminel</text:p>
          </table:table-cell>
          <table:table-cell office:value-type="float" office:value="2">
            <text:p>2</text:p>
          </table:table-cell>
          <table:table-cell office:value-type="string">
            <text:p>De nombreuses familles de pirates sont nées ici. Le Pretre de Pallagorn y est pour beaucoup.</text:p>
          </table:table-cell>
          <table:table-cell table:number-columns-repeated="1020"/>
        </table:table-row>
        <table:table-row table:style-name="ro2" table:visibility="filter">
          <table:table-cell office:value-type="string">
            <text:p>Ilzagal</text:p>
          </table:table-cell>
          <table:table-cell office:value-type="string">
            <text:p>Faellorn</text:p>
          </table:table-cell>
          <table:table-cell office:value-type="float" office:value="2">
            <text:p>2</text:p>
          </table:table-cell>
          <table:table-cell office:value-type="string">
            <text:p>Le Moine Fondateur a laissé un Bateau Pliable là où les gnomes sont arrivés, dés fois qu'ils devraient fuir suite à une nouvelle menace.</text:p>
          </table:table-cell>
          <table:table-cell table:number-columns-repeated="1020"/>
        </table:table-row>
        <table:table-row table:style-name="ro2" table:visibility="filter">
          <table:table-cell office:value-type="string">
            <text:p>Ilzagal</text:p>
          </table:table-cell>
          <table:table-cell office:value-type="string">
            <text:p>Elementaire</text:p>
          </table:table-cell>
          <table:table-cell office:value-type="float" office:value="2">
            <text:p>2</text:p>
          </table:table-cell>
          <table:table-cell office:value-type="string">
            <text:p>A la pointe de la plus haute montagne vivent des creatures de vent. Elles y gardent un objet elementaire et seraient furieux si cela leur etait volé.</text:p>
          </table:table-cell>
          <table:table-cell table:number-columns-repeated="1020"/>
        </table:table-row>
        <table:table-row table:style-name="ro2" table:visibility="filter">
          <table:table-cell office:value-type="string">
            <text:p>Academie</text:p>
          </table:table-cell>
          <table:table-cell office:value-type="string">
            <text:p>Prince marchand</text:p>
          </table:table-cell>
          <table:table-cell office:value-type="float" office:value="2">
            <text:p>2</text:p>
          </table:table-cell>
          <table:table-cell office:value-type="string">
            <text:p>Un projet d'etudiants est financé par les Prince Marchands. Il concerne des armes de l'ancienne guerre cachée par les Nains.</text:p>
          </table:table-cell>
          <table:table-cell table:number-columns-repeated="1020"/>
        </table:table-row>
        <table:table-row table:style-name="ro2" table:visibility="filter">
          <table:table-cell office:value-type="string">
            <text:p>Academie</text:p>
          </table:table-cell>
          <table:table-cell office:value-type="string">
            <text:p>Criminel</text:p>
          </table:table-cell>
          <table:table-cell office:value-type="float" office:value="2">
            <text:p>2</text:p>
          </table:table-cell>
          <table:table-cell table:number-columns-repeated="1021"/>
        </table:table-row>
        <table:table-row table:style-name="ro2" table:visibility="filter">
          <table:table-cell office:value-type="string">
            <text:p>virlym-Noach</text:p>
          </table:table-cell>
          <table:table-cell office:value-type="string">
            <text:p>Prince marchand</text:p>
          </table:table-cell>
          <table:table-cell office:value-type="float" office:value="3">
            <text:p>3</text:p>
          </table:table-cell>
          <table:table-cell table:number-columns-repeated="1021"/>
        </table:table-row>
        <table:table-row table:style-name="ro2" table:visibility="filter">
          <table:table-cell office:value-type="string">
            <text:p>Shurborog</text:p>
          </table:table-cell>
          <table:table-cell office:value-type="string">
            <text:p>Devoreur</text:p>
          </table:table-cell>
          <table:table-cell office:value-type="float" office:value="3">
            <text:p>3</text:p>
          </table:table-cell>
          <table:table-cell table:number-columns-repeated="1021"/>
        </table:table-row>
      </table:table>
      <table:table table:name="Feuille1" table:style-name="ta1" table:print="false">
        <table:table-column table:style-name="co3" table:number-columns-repeated="2" table:default-cell-style-name="Default"/>
        <table:table-column table:style-name="co4" table:default-cell-style-name="Default"/>
        <table:table-column table:style-name="co3" table:default-cell-style-name="Default"/>
        <table:table-row table:style-name="ro2">
          <table:table-cell office:value-type="string">
            <text:p>Personnage</text:p>
          </table:table-cell>
          <table:table-cell office:value-type="string">
            <text:p>Stade</text:p>
          </table:table-cell>
          <table:table-cell office:value-type="string">
            <text:p>Lieu</text:p>
          </table:table-cell>
          <table:table-cell office:value-type="string">
            <text:p>Contenu</text:p>
          </table:table-cell>
        </table:table-row>
        <table:table-row table:style-name="ro1">
          <table:table-cell office:value-type="string">
            <text:p>Roi Sorcier</text:p>
          </table:table-cell>
          <table:table-cell office:value-type="string">
            <text:p>backstory</text:p>
          </table:table-cell>
          <table:table-cell office:value-type="string">
            <text:p>Ilzagal</text:p>
          </table:table-cell>
          <table:table-cell office:value-type="string">
            <text:p>Un gnome du nom de Orryn Pilwiken se prends pour un grand sorcier descendant de dragon. Parti à l'aventure, jamais revenu.</text:p>
          </table:table-cell>
        </table:table-row>
        <table:table-row table:style-name="ro1">
          <table:table-cell office:value-type="string">
            <text:p>Roi Sorcier</text:p>
          </table:table-cell>
          <table:table-cell office:value-type="string">
            <text:p>backstory</text:p>
          </table:table-cell>
          <table:table-cell office:value-type="string">
            <text:p>Ilzagal</text:p>
          </table:table-cell>
          <table:table-cell office:value-type="string">
            <text:p>Un gnome sorcier a tenté de liberer le peuple gnome en affrontant Fallaeron le Grand Dragon Noir, mais il n'est jamais revenu.</text:p>
          </table:table-cell>
        </table:table-row>
        <table:table-row table:style-name="ro1">
          <table:table-cell office:value-type="string">
            <text:p>Faellorn</text:p>
          </table:table-cell>
          <table:table-cell office:value-type="string">
            <text:p>backstory</text:p>
          </table:table-cell>
          <table:table-cell office:value-type="string">
            <text:p>Hofkaffaeron / Faerchik</text:p>
          </table:table-cell>
          <table:table-cell office:value-type="string">
            <text:p>Le peuple gnome de tout temps etait sous la domination de Fallaeron</text:p>
          </table:table-cell>
        </table:table-row>
      </table:table>
      <table:table table:name="Feuille3" table:style-name="ta1" table:print="false">
        <table:table-column table:style-name="co3" table:default-cell-style-name="Default"/>
        <table:table-row table:style-name="ro2">
          <table:table-cell/>
        </table:table-row>
      </table:table>
      <table:database-ranges>
        <table:database-range table:name="__Anonymous_Sheet_DB__1" table:target-range-address="Feuille2.A1:Feuille2.D52" table:display-filter-buttons="true">
          <table:filter>
            <table:filter-condition table:field-number="0" table:value="Marai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10-04">04/10/2024</text:date>, <text:time>16:5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9-06T23:44:24.41</meta:creation-date>
    <dc:date>2024-10-04T16:51:50.29</dc:date>
    <meta:editing-duration>P1DT2H16M51S</meta:editing-duration>
    <meta:editing-cycles>72</meta:editing-cycles>
    <meta:generator>OpenOffice/4.1.7$Win32 OpenOffice.org_project/417m1$Build-9800</meta:generator>
    <meta:document-statistic meta:table-count="3" meta:cell-count="221" meta:object-count="0"/>
  </office:meta>
</office:document-meta>
</file>